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4" style:family="table-column">
      <style:table-column-properties fo:break-before="auto" style:column-width="74.91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9.69mm"/>
    </style:style>
    <style:style style:name="co7" style:family="table-column">
      <style:table-column-properties fo:break-before="auto" style:column-width="28.29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</table:table-row>
        <table:table-row table:style-name="ro5">
          <table:table-cell table:style-name="ce4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5">
          <table:table-cell table:style-name="ce6" office:value-type="string" calcext:value-type="string">
            <text:p><text:a xlink:href="python://for%20each=%22line%20in%20o.move_lines.sorted(key=lambda%20r:%20r.product_id.name)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5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5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5:11:17.5064576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6-12-07T15:12:16.116044459</dc:date>
    <meta:editing-duration>PT2H14M47S</meta:editing-duration>
    <meta:editing-cycles>46</meta:editing-cycles>
    <meta:generator>LibreOffice/5.1.4.2$Linux_X86_64 LibreOffice_project/10m0$Build-2</meta:generator>
    <meta:document-statistic meta:table-count="3" meta:cell-count="20" meta:object-count="0"/>
  </office:meta>
</office:document-meta>
</file>